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Transcriber.setXMLIntrospector( XMLIntrospector 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ranscriber.SchemaTran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ranscriber.setConfiguration( Transcription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ranscriber.createSchemaBind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ranscriber.generate( XMLBeanInfo xmlBea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ranscriber.getXML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ranscriber.createSchemaIntrospection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ranscrib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ranscriber.generate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